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4272in"/>
    </style:style>
    <style:style style:name="co3" style:family="table-column">
      <style:table-column-properties fo:break-before="auto" style:column-width="1.598in"/>
    </style:style>
    <style:style style:name="co4" style:family="table-column">
      <style:table-column-properties fo:break-before="auto" style:column-width="1.6634in"/>
    </style:style>
    <style:style style:name="co5" style:family="table-column">
      <style:table-column-properties fo:break-before="auto" style:column-width="1.8492in"/>
    </style:style>
    <style:style style:name="co6" style:family="table-column">
      <style:table-column-properties fo:break-before="auto" style:column-width="0.5in"/>
    </style:style>
    <style:style style:name="ro1" style:family="table-row">
      <style:table-row-properties style:row-height="0.3744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4291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472in" fo:break-before="auto" style:use-optimal-row-height="true"/>
    </style:style>
    <style:style style:name="ro7" style:family="table-row">
      <style:table-row-properties style:row-height="0.3193in" fo:break-before="auto" style:use-optimal-row-height="false"/>
    </style:style>
    <style:style style:name="ro8" style:family="table-row">
      <style:table-row-properties style:row-height="0.3016in" fo:break-before="auto" style:use-optimal-row-height="false"/>
    </style:style>
    <style:style style:name="ro9" style:family="table-row">
      <style:table-row-properties style:row-height="0.3283in" fo:break-before="auto" style:use-optimal-row-height="false"/>
    </style:style>
    <style:style style:name="ro10" style:family="table-row">
      <style:table-row-properties style:row-height="3.44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ffff"/>
    </style:style>
    <style:style style:name="ce4" style:family="table-cell" style:parent-style-name="Default">
      <style:table-cell-properties fo:background-color="#ffd320" style:vertical-align="middle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true" fo:wrap-option="wrap" fo:padding-bottom="0.0193in" fo:padding-left="0.0138in" fo:padding-right="0.0138in" fo:padding-top="0.0193in" style:vertical-align="justify" style:vertical-justify="distribute"/>
      <style:paragraph-properties fo:text-align="start"/>
    </style:style>
    <style:style style:name="ce6" style:family="table-cell" style:parent-style-name="Default">
      <style:table-cell-properties fo:background-color="#000000" style:text-align-source="fix" style:repeat-content="false" fo:wrap-option="wrap" fo:padding-bottom="0.0193in" fo:padding-left="0.0138in" fo:padding-right="0.0138in" fo:padding-top="0.0193in" style:vertical-align="middle" style:vertical-justify="auto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 style:vertical-align="middle" style:vertical-justify="auto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no-wrap" style:direction="ttb"/>
      <style:text-properties fo:hyphenate="false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detall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>
            <text:p>Sección 1:</text:p>
          </table:table-cell>
          <table:table-cell table:style-name="ce4" office:value-type="string">
            <text:p>Ambiente general</text:p>
          </table:table-cell>
          <table:table-cell table:style-name="ce4" table:number-columns-repeated="4"/>
          <table:table-cell table:number-columns-repeated="8"/>
        </table:table-row>
        <table:table-row table:style-name="ro2">
          <table:table-cell table:style-name="ce2" office:value-type="string">
            <text:p>Escala 1</text:p>
          </table:table-cell>
          <table:table-cell office:value-type="string">
            <text:p>Sucesos de la vida</text:p>
          </table:table-cell>
          <table:table-cell table:number-columns-repeated="12"/>
        </table:table-row>
        <table:table-row table:style-name="ro3">
          <table:table-cell/>
          <table:table-cell table:style-name="ce5" office:value-type="string">
            <text:p>Piense en el año pasado. En la lista siguiente indique cánta aflicción le causó cada uno de los sucesos de trabajo y personales que se anotan</text:p>
          </table:table-cell>
          <table:table-cell table:number-columns-repeated="12"/>
        </table:table-row>
        <table:table-row table:style-name="ro4">
          <table:table-cell/>
          <table:table-cell table:style-name="ce6" office:value-type="string">
            <text:p>Items</text:p>
          </table:table-cell>
          <table:table-cell table:style-name="ce7" office:value-type="string">
            <text:p>Mucho</text:p>
          </table:table-cell>
          <table:table-cell table:style-name="ce7" office:value-type="string">
            <text:p>Moderado</text:p>
          </table:table-cell>
          <table:table-cell table:style-name="ce7" office:value-type="string">
            <text:p>Poco</text:p>
          </table:table-cell>
          <table:table-cell table:style-name="ce7" office:value-type="string">
            <text:p>Nada / No ocurrió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espedido o renunció o es jubiló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uevo empleo o compañí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uevo tipo de trabajo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educcion o reorganización en la compañ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lgún otro cambio en el trabajo, no incluido en la lista anterior que le produjo angust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érdida económica o reducción de ingres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uerto de un amigo intimo o miembro de famil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udanza o trasl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 separación o divorc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 matrimon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mpró una nueva cas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Fue víctima de un crime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acimiento de un hijo, adopción, hijastros u otras personas agregadas al hog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mplicación en sistema judicial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eria enfermedad personal o herid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eria enfermedad o lesiones de un amigo íntimo o miembro de la famil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umento de responsabilidades de cuidar de un pariente viejo o inváli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lquier otro cambio no incluido en la lista anterior que le produjo angust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table:formula="of:=SUM([.C5:.C22])" office:value-type="float" office:value="0">
            <text:p>0</text:p>
          </table:table-cell>
          <table:table-cell table:style-name="ce6" table:formula="of:=SUM([.D5:.D22])" office:value-type="float" office:value="0">
            <text:p>0</text:p>
          </table:table-cell>
          <table:table-cell table:style-name="ce6" table:formula="of:=SUM([.E5:.E22])" office:value-type="float" office:value="0">
            <text:p>0</text:p>
          </table:table-cell>
          <table:table-cell table:style-name="ce6" table:formula="of:=SUM([.F5:.F22])" office:value-type="float" office:value="0">
            <text:p>0</text:p>
          </table:table-cell>
          <table:table-cell table:style-name="ce6" table:formula="of:=SUM([.C23:.F23])" office:value-type="float" office:value="0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2">
          <table:table-cell table:style-name="ce2" office:value-type="string">
            <text:p>Escala 2</text:p>
          </table:table-cell>
          <table:table-cell office:value-type="string">
            <text:p>Presiones del trabajo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e en el año pasado. En la lista siguiente indique cuánta aflicción le causó cada uno de las presiones del trabajo que se anotan</text:p>
          </table:table-cell>
          <table:table-cell table:number-columns-repeated="12"/>
        </table:table-row>
        <table:table-row table:style-name="ro2">
          <table:table-cell/>
          <table:table-cell table:style-name="ce6" office:value-type="string">
            <text:p>Items</text:p>
          </table:table-cell>
          <table:table-cell table:style-name="ce7" office:value-type="string">
            <text:p>Mucho</text:p>
          </table:table-cell>
          <table:table-cell table:style-name="ce7" office:value-type="string">
            <text:p>Moderado</text:p>
          </table:table-cell>
          <table:table-cell table:style-name="ce7" office:value-type="string">
            <text:p>Poco</text:p>
          </table:table-cell>
          <table:table-cell table:style-name="ce7" office:value-type="string">
            <text:p>Nada / No ocurrió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eguridad del emple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elaciones con el jefe inmediat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ambio de prioridades en el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elaciones con compañeros de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Oportunidad de avanzar y desarrollars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xeso de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trol de la carga de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Falta de flexibilidad para hacer frente a emergencias de familia o personales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Favorismo o injusticia en politicas de contratación y ascensos en el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stante vigilancia de su desempeño en el ofic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rabajo aburrido o poca interesant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special reconocimiento o premio en su ofic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resión por conflicto de fechas limit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éridida de devoción al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e siente aprisionado en el papeleo e incapaz de realizar cosa algu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Felxibilidad de horas de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l transporte de ida y regreso al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table:formula="of:=SUM([.C28:.C44])" office:value-type="float" office:value="0">
            <text:p>0</text:p>
          </table:table-cell>
          <table:table-cell table:style-name="ce6" table:formula="of:=SUM([.D28:.D44])" office:value-type="float" office:value="0">
            <text:p>0</text:p>
          </table:table-cell>
          <table:table-cell table:style-name="ce6" table:formula="of:=SUM([.E28:.E44])" office:value-type="float" office:value="0">
            <text:p>0</text:p>
          </table:table-cell>
          <table:table-cell table:style-name="ce6" table:formula="of:=SUM([.F28:.F44])" office:value-type="float" office:value="0">
            <text:p>0</text:p>
          </table:table-cell>
          <table:table-cell table:style-name="ce6" table:formula="of:=SUM([.C45:.F45])" office:value-type="float" office:value="0">
            <text:p>0</text:p>
          </table:table-cell>
          <table:table-cell/>
          <table:table-cell table:style-name="ce6" office:value-type="string">
            <text:p>Total</text:p>
          </table:table-cell>
          <table:table-cell table:style-name="ce6" table:formula="of:=SUM([.C27:.C44])" office:value-type="float" office:value="0">
            <text:p>0</text:p>
          </table:table-cell>
          <table:table-cell table:style-name="ce6" table:formula="of:=SUM([.D27:.D44])" office:value-type="float" office:value="0">
            <text:p>0</text:p>
          </table:table-cell>
          <table:table-cell table:style-name="ce6" table:formula="of:=SUM([.E27:.E44])" office:value-type="float" office:value="0">
            <text:p>0</text:p>
          </table:table-cell>
          <table:table-cell table:style-name="ce6" table:formula="of:=SUM([.F27:.F44])" office:value-type="float" office:value="0">
            <text:p>0</text:p>
          </table:table-cell>
          <table:table-cell table:style-name="ce6" table:formula="of:=SUM([.J45:.M45])" office:value-type="float" office:value="0">
            <text:p>0</text:p>
          </table:table-cell>
        </table:table-row>
        <table:table-row table:style-name="ro5">
          <table:table-cell table:number-columns-repeated="14"/>
        </table:table-row>
        <table:table-row table:style-name="ro2">
          <table:table-cell table:style-name="ce2" office:value-type="string">
            <text:p>Escala 3</text:p>
          </table:table-cell>
          <table:table-cell office:value-type="string">
            <text:p>Presiones personales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e en el año pasado. En la lista siguiente indique cuánta aflicción le causó cada uno de las presiones personales que se anotan</text:p>
          </table:table-cell>
          <table:table-cell table:number-columns-repeated="12"/>
        </table:table-row>
        <table:table-row table:style-name="ro2">
          <table:table-cell/>
          <table:table-cell table:style-name="ce6" office:value-type="string">
            <text:p>Items</text:p>
          </table:table-cell>
          <table:table-cell table:style-name="ce7" office:value-type="string">
            <text:p>Mucho</text:p>
          </table:table-cell>
          <table:table-cell table:style-name="ce7" office:value-type="string">
            <text:p>Moderado</text:p>
          </table:table-cell>
          <table:table-cell table:style-name="ce7" office:value-type="string">
            <text:p>Poco</text:p>
          </table:table-cell>
          <table:table-cell table:style-name="ce7" office:value-type="string">
            <text:p>Nada / No ocurrió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ificultades Financier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umento de responsabilidades de cuidar de un adulto viejo o un pariente inváli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esavenencia con socio o cónyug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rianza de un hi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star separar separado del marido o la espos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eterioro de la salud personal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ncontrar quién cuide del niño, o problemas con actual situación de dicho cuid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o tiene tiempo suficiente para pasar con los que están más cerca de usted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Vecindario peligroso o no segur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elaciones con un pariente íntimo (padres,hermanos, yernos)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flictos sexuales o frustaci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flicto trabajo-famili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oledad o falta de intimidad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estiones de fecundidad o reproduccci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table:formula="of:=SUM([.C50:.C63])" office:value-type="float" office:value="0">
            <text:p>0</text:p>
          </table:table-cell>
          <table:table-cell table:style-name="ce6" table:formula="of:=SUM([.D50:.D63])" office:value-type="float" office:value="0">
            <text:p>0</text:p>
          </table:table-cell>
          <table:table-cell table:style-name="ce6" table:formula="of:=SUM([.E50:.E63])" office:value-type="float" office:value="0">
            <text:p>0</text:p>
          </table:table-cell>
          <table:table-cell table:style-name="ce6" table:formula="of:=SUM([.F50:.F63])" office:value-type="float" office:value="0">
            <text:p>0</text:p>
          </table:table-cell>
          <table:table-cell table:style-name="ce6" table:formula="of:=SUM([.C64:.F64])" office:value-type="float" office:value="0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7">
          <table:table-cell table:style-name="ce1" office:value-type="string">
            <text:p>Sección 2:</text:p>
          </table:table-cell>
          <table:table-cell table:style-name="ce4" office:value-type="string">
            <text:p>Conocimiento emocional</text:p>
          </table:table-cell>
          <table:table-cell table:style-name="ce4" table:number-columns-repeated="4"/>
          <table:table-cell table:number-columns-repeated="8"/>
        </table:table-row>
        <table:table-row table:style-name="ro2">
          <table:table-cell table:style-name="ce2" office:value-type="string">
            <text:p>Escala 4</text:p>
          </table:table-cell>
          <table:table-cell office:value-type="string">
            <text:p>Conciencia emocional de sí mismo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En la lista siguiente indique cómo describe cada renglón la manera como usted piensa y siente sobre usted</text:p>
          </table:table-cell>
          <table:table-cell table:number-columns-repeated="12"/>
        </table:table-row>
        <table:table-row table:style-name="ro2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nombrar mis sentimient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e aprendido mucha acerca de mi mismo escuchando mis sentimient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oy consiente de mis sentimientos la mayor parte del timp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cuendo me estoy alteran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estoy triste, sé por qué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juzgo a mi mismo por la manera como creo que los demás me ven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Gozo de mi vida emosional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asustan las personas que muestran fuertes emoci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 veces quiciera ser otra perso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resto atención a mi estado físico para entender mis sentimient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cepto mis sentimientos como propi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table:formula="of:=SUM([.C70:.C80])" office:value-type="float" office:value="0">
            <text:p>0</text:p>
          </table:table-cell>
          <table:table-cell table:style-name="ce6" table:formula="of:=SUM([.D70:.D80])" office:value-type="float" office:value="0">
            <text:p>0</text:p>
          </table:table-cell>
          <table:table-cell table:style-name="ce6" table:formula="of:=SUM([.E70:.E80])" office:value-type="float" office:value="0">
            <text:p>0</text:p>
          </table:table-cell>
          <table:table-cell table:style-name="ce6" table:formula="of:=SUM([.F70:.F80])" office:value-type="float" office:value="0">
            <text:p>0</text:p>
          </table:table-cell>
          <table:table-cell table:style-name="ce6" table:formula="of:=SUM([.C81:.F81])" office:value-type="float" office:value="0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2">
          <table:table-cell table:style-name="ce2" office:value-type="string">
            <text:p>Escala 5</text:p>
          </table:table-cell>
          <table:table-cell office:value-type="string">
            <text:p>Expresión emocional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En la lista siguiente indique cómo describe cada renglón la manera como usted piensa y siente sobre usted mismo actualmente</text:p>
          </table:table-cell>
          <table:table-cell table:number-columns-repeated="12"/>
        </table:table-row>
        <table:table-row table:style-name="ro2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es hago saber a los demás cuándo están haciendo un buen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xpreso mis emociones aún cuando sean negativ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es hago saber a los demás lo que quiero y lo que necesito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s amigos íntimos dirían que yo expreso mi aprecio por ell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guado mis sentimientos para mí sol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es hago saber a los demás cuando sentimiento desagradables intervienen en la manera como tabajam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cuesta trabajo pedir ayuda cuando la necesit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l tratar con los demás puedo percibir como se siente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aría cualquier cosa por no parecer tonto ante mis compañer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table:formula="of:=SUM([.C86:.C94])" office:value-type="float" office:value="0">
            <text:p>0</text:p>
          </table:table-cell>
          <table:table-cell table:style-name="ce6" table:formula="of:=SUM([.D86:.D94])" office:value-type="float" office:value="0">
            <text:p>0</text:p>
          </table:table-cell>
          <table:table-cell table:style-name="ce6" table:formula="of:=SUM([.E86:.E94])" office:value-type="float" office:value="0">
            <text:p>0</text:p>
          </table:table-cell>
          <table:table-cell table:style-name="ce6" table:formula="of:=SUM([.F86:.F94])" office:value-type="float" office:value="0">
            <text:p>0</text:p>
          </table:table-cell>
          <table:table-cell table:style-name="ce6" table:formula="of:=SUM([.C95:.F95])" office:value-type="float" office:value="0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2">
          <table:table-cell table:style-name="ce2" office:value-type="string">
            <text:p>Escala 6</text:p>
          </table:table-cell>
          <table:table-cell office:value-type="string">
            <text:p>Conciencia emocional de otros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En la lista siguiente indique cómo describe cada renglón la manera como usted piensa y siente sobre usted mismo actualmente</text:p>
          </table:table-cell>
          <table:table-cell table:number-columns-repeated="12"/>
        </table:table-row>
        <table:table-row table:style-name="ro2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reconocer las emociones de otros mirandolos a los oj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cuesta trabajo hablar con personas que no comparten mis puntos de vist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concentro de las cualidades positivas de los demá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ara vez siento ganas de reñir a otr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ienso cómo se sentirán los demás antes de expresar mi opini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 cualquiera que hablo siempre lo escucho con atenci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presentir el ánimo de un grupo cuando entro en un sal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Yo puedo hacer que personas que acabo de conocer hablen de si mism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"leer entre líneas " cuando alguien está hablan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Generalmente sé como piensan los demás sobre mí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presentir los sentimientos de una persona aunque no lo exprese con palabr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ambio mi expresión emocional según la persona con quien esté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cuando un amigo está preocup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table:formula="of:=SUM([.C100:.C112])" office:value-type="float" office:value="0">
            <text:p>0</text:p>
          </table:table-cell>
          <table:table-cell table:style-name="ce6" table:formula="of:=SUM([.D100:.D112])" office:value-type="float" office:value="0">
            <text:p>0</text:p>
          </table:table-cell>
          <table:table-cell table:style-name="ce6" table:formula="of:=SUM([.E100:.E112])" office:value-type="float" office:value="0">
            <text:p>0</text:p>
          </table:table-cell>
          <table:table-cell table:style-name="ce6" table:formula="of:=SUM([.F100:.F112])" office:value-type="float" office:value="0">
            <text:p>0</text:p>
          </table:table-cell>
          <table:table-cell table:style-name="ce6" table:formula="of:=SUM([.C113:.F113])" office:value-type="float" office:value="0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8">
          <table:table-cell table:style-name="ce1" office:value-type="string">
            <text:p>Sección 3:</text:p>
          </table:table-cell>
          <table:table-cell table:style-name="ce4" office:value-type="string">
            <text:p>Competencias de CE</text:p>
          </table:table-cell>
          <table:table-cell table:style-name="ce4" table:number-columns-repeated="4"/>
          <table:table-cell table:number-columns-repeated="8"/>
        </table:table-row>
        <table:table-row table:style-name="ro2">
          <table:table-cell table:style-name="ce2" office:value-type="string">
            <text:p>Escala 7</text:p>
          </table:table-cell>
          <table:table-cell office:value-type="string">
            <text:p>Intención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2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excluir toda distracción cuando tengo que concentrarme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Generalmente termino lo que comienz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decir que no cuando es necesar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recompenzarme a mí mismo después de alcanzar una met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hacer a un lado las recompenzas a corto plazo a cambio de una meta a largo plaz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concentrarme completamente en una tarea cuando es necesar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ago cosas que después me arrepient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cepto la responsabilidad de manejar mis emoci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me veo con un preblema me gusta despacharlo lo más pronto posibl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ienso qué es lo que quiero antes de actuar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aplazar mi satisfacción personal a cambio de una meta más grand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estoy de mal humor puedo superarlo hablando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da rabia cuando me critican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o sé cuál es el origen en mi emfado en muchas situaci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table:formula="of:=SUM([.C119:.C132])" office:value-type="float" office:value="0">
            <text:p>0</text:p>
          </table:table-cell>
          <table:table-cell table:style-name="ce6" table:formula="of:=SUM([.D119:.D132])" office:value-type="float" office:value="0">
            <text:p>0</text:p>
          </table:table-cell>
          <table:table-cell table:style-name="ce6" table:formula="of:=SUM([.E119:.E132])" office:value-type="float" office:value="0">
            <text:p>0</text:p>
          </table:table-cell>
          <table:table-cell table:style-name="ce6" table:formula="of:=SUM([.F119:.F132])" office:value-type="float" office:value="0">
            <text:p>0</text:p>
          </table:table-cell>
          <table:table-cell table:style-name="ce6" table:formula="of:=SUM([.C133:.F133])" office:value-type="float" office:value="0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2">
          <table:table-cell table:style-name="ce2" office:value-type="string">
            <text:p>Escala 8</text:p>
          </table:table-cell>
          <table:table-cell office:value-type="string">
            <text:p>Creatividad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2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e recomendado proyectos novedosos a mi compañía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articipo en compartir información e ide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eño con el futuro para ayduarme a pensar hacia dónde voy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s mejores ideas me vienen cuando no estoy pensando en ell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ngo ideas brillantes que me han venido de pronto y ya completamente formad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ngo un buen sentido de cuándo las ideas tendrán éxito o fracasará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fascinan los conceptos nuevos e inusual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e implementado proyectos novedosos en mi compañí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entusiasman las ideas y soluciones nuev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desempeño bien haciendo tormentas de ideas para generar opciones sobre un problem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table:formula="of:=SUM([.C138:.C147])" office:value-type="float" office:value="0">
            <text:p>0</text:p>
          </table:table-cell>
          <table:table-cell table:style-name="ce6" table:formula="of:=SUM([.D138:.D147])" office:value-type="float" office:value="0">
            <text:p>0</text:p>
          </table:table-cell>
          <table:table-cell table:style-name="ce6" table:formula="of:=SUM([.E138:.E147])" office:value-type="float" office:value="0">
            <text:p>0</text:p>
          </table:table-cell>
          <table:table-cell table:style-name="ce6" table:formula="of:=SUM([.F138:.F147])" office:value-type="float" office:value="0">
            <text:p>0</text:p>
          </table:table-cell>
          <table:table-cell table:style-name="ce6" table:formula="of:=SUM([.C148:.F148])" office:value-type="float" office:value="0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2">
          <table:table-cell table:style-name="ce2" office:value-type="string">
            <text:p>Escala 9</text:p>
          </table:table-cell>
          <table:table-cell office:value-type="string">
            <text:p>Elasticidad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2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reacionar depués de haberme sentido desilucion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realizar lo que necesito si me dedico a ell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Obstáculos o problemas en mi vida han producido cambios inesperados para mejor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ncuento fácil esperar con paciencia cuando es mecesar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iempre hay más de una respuesta correct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cómo dar satisfacción a todas las partes de mí mism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o me gusta dejar para mañana lo que se pueda hacer hoy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mo ensayar otra vez una cosa que ya me ha fallado ant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ienso que hay problemas por los cuales no vale la pena preocupars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Yo me despreocupo cuando la tensión aument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ver al aspecto humorístico de las situaci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 menudo dejo una cosa a un lado por un tiempo para obtener una nueva perspectiv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encuentro un problema me consentro en qué se puede hacer para resolverl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table:formula="of:=SUM([.C153:.C165])" office:value-type="float" office:value="0">
            <text:p>0</text:p>
          </table:table-cell>
          <table:table-cell table:style-name="ce6" table:formula="of:=SUM([.D153:.D165])" office:value-type="float" office:value="0">
            <text:p>0</text:p>
          </table:table-cell>
          <table:table-cell table:style-name="ce6" table:formula="of:=SUM([.E153:.E165])" office:value-type="float" office:value="0">
            <text:p>0</text:p>
          </table:table-cell>
          <table:table-cell table:style-name="ce6" table:formula="of:=SUM([.F153:.F165])" office:value-type="float" office:value="0">
            <text:p>0</text:p>
          </table:table-cell>
          <table:table-cell table:style-name="ce6" table:formula="of:=SUM([.C166:.F166])" office:value-type="float" office:value="0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2">
          <table:table-cell table:style-name="ce2" office:value-type="string">
            <text:p>Escala 10</text:p>
          </table:table-cell>
          <table:table-cell office:value-type="string">
            <text:p>Conexiones interpersonales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2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lamentarme cuando pierdo algo que es muy importante para mi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siento incómodo cuando alguien se acerca demasiado a mí emocionalment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ngo varios amigos con quienes puedo contar en caso de dificultad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uestro indicador1 amor y afecto a mis amig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tengo un poblema, sé a quién acudir o qué hacer para ayudar a resolverl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s creencias y valores guían mi conducta diar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 familia está siempre conmigo cuando la necesit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udo de que mis colegas realmente me aprecien como perso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cuesta trabajo hacer amistad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ara vez llor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table:formula="of:=SUM([.C171:.C180])" office:value-type="float" office:value="0">
            <text:p>0</text:p>
          </table:table-cell>
          <table:table-cell table:style-name="ce6" table:formula="of:=SUM([.D171:.D180])" office:value-type="float" office:value="0">
            <text:p>0</text:p>
          </table:table-cell>
          <table:table-cell table:style-name="ce6" table:formula="of:=SUM([.E171:.E180])" office:value-type="float" office:value="0">
            <text:p>0</text:p>
          </table:table-cell>
          <table:table-cell table:style-name="ce6" table:formula="of:=SUM([.F171:.F180])" office:value-type="float" office:value="0">
            <text:p>0</text:p>
          </table:table-cell>
          <table:table-cell table:style-name="ce6" table:formula="of:=SUM([.C181:.F181])" office:value-type="float" office:value="0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2">
          <table:table-cell table:style-name="ce2" office:value-type="string">
            <text:p>Escala 11</text:p>
          </table:table-cell>
          <table:table-cell office:value-type="string">
            <text:p>Descontento constructivo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2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contradecir con eficacia para producir un camb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o expresaría mis sentimientos si creyera que con ello causaría un desacuer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n el fondo, yo sólo puedo confiar en mí mismo para hacer las cos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ermanezo en calma aun en situaciones en que los demás se irrita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s mejor no alborotar problemas si se pueden evit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cuesta trabajo obtener consenso de mi equipo de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ido retroinformación a mis colegas sobre mi rendimient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ngo habilidad para organizar y motivar grupos de person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gusta hacer frente a los problemas en el trabajo y resolverl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scucho la crítica con mente abierta y la acepto cuando es just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ejo que las cosas crezcan hasta el punto crítico antes de hablar de ell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nado hago un comentario crítico, me concentro en la conducta y no en la perso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vito las disput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table:formula="of:=SUM([.C186:.C198])" office:value-type="float" office:value="0">
            <text:p>0</text:p>
          </table:table-cell>
          <table:table-cell table:style-name="ce6" table:formula="of:=SUM([.D186:.D198])" office:value-type="float" office:value="0">
            <text:p>0</text:p>
          </table:table-cell>
          <table:table-cell table:style-name="ce6" table:formula="of:=SUM([.E186:.E198])" office:value-type="float" office:value="0">
            <text:p>0</text:p>
          </table:table-cell>
          <table:table-cell table:style-name="ce6" table:formula="of:=SUM([.F186:.F198])" office:value-type="float" office:value="0">
            <text:p>0</text:p>
          </table:table-cell>
          <table:table-cell table:style-name="ce6" table:formula="of:=SUM([.C199:.F199])" office:value-type="float" office:value="0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9">
          <table:table-cell table:style-name="ce1" office:value-type="string">
            <text:p>Sección 4:</text:p>
          </table:table-cell>
          <table:table-cell table:style-name="ce4" office:value-type="string">
            <text:p>Valores de CE y Creencias</text:p>
          </table:table-cell>
          <table:table-cell table:style-name="ce4" table:number-columns-repeated="4"/>
          <table:table-cell table:number-columns-repeated="8"/>
        </table:table-row>
        <table:table-row table:style-name="ro2">
          <table:table-cell table:style-name="ce2" office:value-type="string">
            <text:p>Escala 12</text:p>
          </table:table-cell>
          <table:table-cell office:value-type="string">
            <text:p>Compasión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2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Yo puedo ver la mortificación de los demás, aunque no la mencione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leer las emociones de la gente por sus adema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ctúo con ética en mi trato con los demá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o vacilaría en hacer un esfuerzo extra por ayudar a una persona que esté en dificultad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ngo en cuenta los sentimientos de los demás en mi trato con ell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puedo poner en el lugar de otra perso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ay personas a quienes jamás perdon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perdonarme a mí mismo por no ser perfect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tengo éxito en algo, me parece que podía haberlo hecho mejo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yudo a los demás a quedar bien en situaciones difícil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stantemente me preocupo por mis deficienci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nvidio a los que tienen más que y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table:formula="of:=SUM([.C205:.C216])" office:value-type="float" office:value="0">
            <text:p>0</text:p>
          </table:table-cell>
          <table:table-cell table:style-name="ce6" table:formula="of:=SUM([.D205:.D216])" office:value-type="float" office:value="0">
            <text:p>0</text:p>
          </table:table-cell>
          <table:table-cell table:style-name="ce6" table:formula="of:=SUM([.E205:.E216])" office:value-type="float" office:value="0">
            <text:p>0</text:p>
          </table:table-cell>
          <table:table-cell table:style-name="ce6" table:formula="of:=SUM([.F205:.F216])" office:value-type="float" office:value="0">
            <text:p>0</text:p>
          </table:table-cell>
          <table:table-cell table:style-name="ce6" table:formula="of:=SUM([.C217:.F217])" office:value-type="float" office:value="0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2">
          <table:table-cell table:style-name="ce2" office:value-type="string">
            <text:p>Escala 13</text:p>
          </table:table-cell>
          <table:table-cell office:value-type="string">
            <text:p>Perspectiva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2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Veo el lado bueno de las cos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mo mi vid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que puedo encontrar soluciones a problemas difícil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reo que las cosas generalmente salen bie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tinuamente me he visto frustrado en la vida por la mala suert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gusta ser el que soy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Veo los retos como oportunidades para aprende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Bajo presión estoy seguro de que encontraré una soluci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table:formula="of:=SUM([.C218:.C229])" office:value-type="float" office:value="0">
            <text:p>0</text:p>
          </table:table-cell>
          <table:table-cell table:style-name="ce6" table:formula="of:=SUM([.D218:.D229])" office:value-type="float" office:value="0">
            <text:p>0</text:p>
          </table:table-cell>
          <table:table-cell table:style-name="ce6" table:formula="of:=SUM([.E218:.E229])" office:value-type="float" office:value="0">
            <text:p>0</text:p>
          </table:table-cell>
          <table:table-cell table:style-name="ce6" table:formula="of:=SUM([.F218:.F229])" office:value-type="float" office:value="0">
            <text:p>0</text:p>
          </table:table-cell>
          <table:table-cell table:style-name="ce6" table:formula="of:=SUM([.C230:.F230])" office:value-type="float" office:value="0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2">
          <table:table-cell table:style-name="ce2" office:value-type="string">
            <text:p>Escala 14</text:p>
          </table:table-cell>
          <table:table-cell office:value-type="string">
            <text:p>Intuición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2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 veces tengo la solución correcta sin tener las raz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s corazoindicador4s suelen ser acertad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Visualizo mis metas futur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ver el producto terminado o el cuadro antes de que estén complet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reo en mis sueños aun cuando otros no los vean ni los entienda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me veo ante una elección difícil, sigo mi coraz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resto atención cuando las cosas no me parecen del todo bie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Una vez que me he decidido, rara vez cambio de opini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a gente dice que yo soy un visionar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alguien presenta una opinión distinta de la mía, me cuesta trabajo aceptarl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Uso mis reacciones intuitivas para tomar decisiones difícil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table:formula="of:=SUM([.C235:.C245])" office:value-type="float" office:value="0">
            <text:p>0</text:p>
          </table:table-cell>
          <table:table-cell table:style-name="ce6" table:formula="of:=SUM([.D235:.D245])" office:value-type="float" office:value="0">
            <text:p>0</text:p>
          </table:table-cell>
          <table:table-cell table:style-name="ce6" table:formula="of:=SUM([.E235:.E245])" office:value-type="float" office:value="0">
            <text:p>0</text:p>
          </table:table-cell>
          <table:table-cell table:style-name="ce6" table:formula="of:=SUM([.F235:.F245])" office:value-type="float" office:value="0">
            <text:p>0</text:p>
          </table:table-cell>
          <table:table-cell table:style-name="ce6" table:formula="of:=SUM([.C246:.F246])" office:value-type="float" office:value="0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2">
          <table:table-cell table:style-name="ce2" office:value-type="string">
            <text:p>Escala 15</text:p>
          </table:table-cell>
          <table:table-cell office:value-type="string">
            <text:p>Radio de confianza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2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odos se aprovecharía de mí si yo los dejar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fío en los demás hasta que tenga razones para no confi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ngo indicador1 cuidado para decidirme a confiar en una perso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espeto a mis coleg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as personas parecidas a mí en mi compañía han recibido más beneficios que yo v.gr., aumentos de sueldo, ascensos, oportunidades, recompensas, etc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as personas a quienes trato son dignas de confianz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arece que yo siempre salgo defraud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uy indicador3 en la vida es justo o equitativ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algo no funciona, yo trato de presentar un plan altern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conozco a una persona nueva, descubro muy indicador3 de información personal sobre mí mism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table:formula="of:=SUM([.C251:.C260])" office:value-type="float" office:value="0">
            <text:p>0</text:p>
          </table:table-cell>
          <table:table-cell table:style-name="ce6" table:formula="of:=SUM([.D251:.D260])" office:value-type="float" office:value="0">
            <text:p>0</text:p>
          </table:table-cell>
          <table:table-cell table:style-name="ce6" table:formula="of:=SUM([.E251:.E260])" office:value-type="float" office:value="0">
            <text:p>0</text:p>
          </table:table-cell>
          <table:table-cell table:style-name="ce6" table:formula="of:=SUM([.F251:.F260])" office:value-type="float" office:value="0">
            <text:p>0</text:p>
          </table:table-cell>
          <table:table-cell table:style-name="ce6" table:formula="of:=SUM([.C261:.F261])" office:value-type="float" office:value="0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2">
          <table:table-cell table:style-name="ce2" office:value-type="string">
            <text:p>Escala 16</text:p>
          </table:table-cell>
          <table:table-cell office:value-type="string">
            <text:p>Poder personal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2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 table:style-name="ce3" office:value-type="float" office:value="187">
            <text:p>187</text:p>
          </table:table-cell>
          <table:table-cell office:value-type="string">
            <text:p>Yo puedo lograr que las cosas se haga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88">
            <text:p>188</text:p>
          </table:table-cell>
          <table:table-cell office:value-type="string">
            <text:p>La suerte hace un papel muy importante en mi vid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89">
            <text:p>189</text:p>
          </table:table-cell>
          <table:table-cell office:value-type="string">
            <text:p>Encuentro inútil luchar con la jerarquía establecida en mi compañí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0">
            <text:p>190</text:p>
          </table:table-cell>
          <table:table-cell office:value-type="string">
            <text:p>Las circunstancias están fuera de mi control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1">
            <text:p>191</text:p>
          </table:table-cell>
          <table:table-cell office:value-type="string">
            <text:p>Necesito reconomiento de los demás para que mi trabajo valga la pe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2">
            <text:p>192</text:p>
          </table:table-cell>
          <table:table-cell office:value-type="string">
            <text:p>Es fácil que los demás gusten de mí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3">
            <text:p>193</text:p>
          </table:table-cell>
          <table:table-cell office:value-type="string">
            <text:p>Me cuesta indicador1 trabajo aceptar cumplid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4">
            <text:p>194</text:p>
          </table:table-cell>
          <table:table-cell office:value-type="string">
            <text:p>Tengo la habilidad de conseguir lo que quier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5">
            <text:p>195</text:p>
          </table:table-cell>
          <table:table-cell office:value-type="string">
            <text:p>Siento que controlo mi vid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6">
            <text:p>196</text:p>
          </table:table-cell>
          <table:table-cell office:value-type="string">
            <text:p>Si reflexiono sobre mi vida, podría sentir que básicamente no soy feliz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7">
            <text:p>197</text:p>
          </table:table-cell>
          <table:table-cell office:value-type="string">
            <text:p>Me siento asustado y creo que no tengo control de las cosas cuando éstas cambian rápidament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8">
            <text:p>198</text:p>
          </table:table-cell>
          <table:table-cell office:value-type="string">
            <text:p>Me gusta encargarme de una cos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9">
            <text:p>199</text:p>
          </table:table-cell>
          <table:table-cell office:value-type="string">
            <text:p>Yo sé lo que quiero y lo busc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table:formula="of:=SUM([.C266:.C278])" office:value-type="float" office:value="0">
            <text:p>0</text:p>
          </table:table-cell>
          <table:table-cell table:style-name="ce6" table:formula="of:=SUM([.D266:.D278])" office:value-type="float" office:value="0">
            <text:p>0</text:p>
          </table:table-cell>
          <table:table-cell table:style-name="ce6" table:formula="of:=SUM([.E266:.E278])" office:value-type="float" office:value="0">
            <text:p>0</text:p>
          </table:table-cell>
          <table:table-cell table:style-name="ce6" table:formula="of:=SUM([.F266:.F278])" office:value-type="float" office:value="0">
            <text:p>0</text:p>
          </table:table-cell>
          <table:table-cell table:style-name="ce6" table:formula="of:=SUM([.C279:.F279])" office:value-type="float" office:value="0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2">
          <table:table-cell table:style-name="ce2" office:value-type="string">
            <text:p>Escala 17</text:p>
          </table:table-cell>
          <table:table-cell office:value-type="string">
            <text:p>Integridad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2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 table:style-name="ce3" office:value-type="float" office:value="201">
            <text:p>201</text:p>
          </table:table-cell>
          <table:table-cell office:value-type="string">
            <text:p>Cuando cometo un error estoy dispuesto a reconocerl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02">
            <text:p>202</text:p>
          </table:table-cell>
          <table:table-cell office:value-type="string">
            <text:p>Siento que estoy engañando a los demá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03">
            <text:p>203</text:p>
          </table:table-cell>
          <table:table-cell office:value-type="string">
            <text:p>Si no me apasionara mi trabajo, cambiaría de ofic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04">
            <text:p>204</text:p>
          </table:table-cell>
          <table:table-cell office:value-type="string">
            <text:p>Mi oficio es una extensión de mi sistema personal de valor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05">
            <text:p>205</text:p>
          </table:table-cell>
          <table:table-cell office:value-type="string">
            <text:p>Jamás digo una mentir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06">
            <text:p>206</text:p>
          </table:table-cell>
          <table:table-cell office:value-type="string">
            <text:p>Encuentro que me dejo llevar por una situación aun cuando no esté de acuerdo con ell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07">
            <text:p>207</text:p>
          </table:table-cell>
          <table:table-cell office:value-type="string">
            <text:p>Exagero mis habilidades para poder avanz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08">
            <text:p>208</text:p>
          </table:table-cell>
          <table:table-cell office:value-type="string">
            <text:p>Digo la verdad aun cuando sea difícil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09">
            <text:p>209</text:p>
          </table:table-cell>
          <table:table-cell office:value-type="string">
            <text:p>He hecho en mi oficio cosas contrarias a mis principi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table:formula="of:=SUM([.C284:.C292])" office:value-type="float" office:value="0">
            <text:p>0</text:p>
          </table:table-cell>
          <table:table-cell table:style-name="ce6" table:formula="of:=SUM([.D284:.D292])" office:value-type="float" office:value="0">
            <text:p>0</text:p>
          </table:table-cell>
          <table:table-cell table:style-name="ce6" table:formula="of:=SUM([.E284:.E292])" office:value-type="float" office:value="0">
            <text:p>0</text:p>
          </table:table-cell>
          <table:table-cell table:style-name="ce6" table:formula="of:=SUM([.F284:.F292])" office:value-type="float" office:value="0">
            <text:p>0</text:p>
          </table:table-cell>
          <table:table-cell table:style-name="ce6" table:formula="of:=SUM([.C293:.F293])" office:value-type="float" office:value="0">
            <text:p>0</text:p>
          </table:table-cell>
          <table:table-cell table:number-columns-repeated="7"/>
        </table:table-row>
        <table:table-row table:style-name="ro5">
          <table:table-cell table:number-columns-repeated="14"/>
        </table:table-row>
        <table:table-row table:style-name="ro2">
          <table:table-cell table:style-name="ce2" office:value-type="string">
            <text:p>Escala 18</text:p>
          </table:table-cell>
          <table:table-cell office:value-type="string">
            <text:p>Salud general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2">
          <table:table-cell/>
          <table:table-cell table:style-name="ce6" office:value-type="string">
            <text:p>Items</text:p>
          </table:table-cell>
          <table:table-cell table:style-name="ce7" office:value-type="string">
            <text:p>Nunca</text:p>
          </table:table-cell>
          <table:table-cell table:style-name="ce7" office:value-type="string">
            <text:p>1 ó 2 veces al mes</text:p>
          </table:table-cell>
          <table:table-cell table:style-name="ce7" office:value-type="string">
            <text:p>Todas las semanas</text:p>
          </table:table-cell>
          <table:table-cell table:style-name="ce7" office:value-type="string">
            <text:p>Casi todos los dias</text:p>
          </table:table-cell>
          <table:table-cell table:number-columns-repeated="8"/>
        </table:table-row>
        <table:table-row table:style-name="ro2">
          <table:table-cell table:style-name="ce3" office:value-type="float" office:value="210">
            <text:p>210</text:p>
          </table:table-cell>
          <table:table-cell office:value-type="string">
            <text:p>Dolor de espald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11">
            <text:p>211</text:p>
          </table:table-cell>
          <table:table-cell office:value-type="string">
            <text:p>Poblemas de peso (pérdida o exceso de peso)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12">
            <text:p>212</text:p>
          </table:table-cell>
          <table:table-cell office:value-type="string">
            <text:p>Dolores de cabez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13">
            <text:p>213</text:p>
          </table:table-cell>
          <table:table-cell office:value-type="string">
            <text:p>Jaquec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14">
            <text:p>214</text:p>
          </table:table-cell>
          <table:table-cell office:value-type="string">
            <text:p>Catarros o problemas respiratori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15">
            <text:p>215</text:p>
          </table:table-cell>
          <table:table-cell office:value-type="string">
            <text:p>Porblemas del estómago (gases frecuentes, síndrome de irritabilidad intestinal, o úlceras)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16">
            <text:p>216</text:p>
          </table:table-cell>
          <table:table-cell office:value-type="string">
            <text:p>Dolor de pech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17">
            <text:p>217</text:p>
          </table:table-cell>
          <table:table-cell office:value-type="string">
            <text:p>Dolores inexplicabl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18">
            <text:p>218</text:p>
          </table:table-cell>
          <table:table-cell office:value-type="string">
            <text:p>Otros dolores crónicos no anotados en la lista anterio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19">
            <text:p>219</text:p>
          </table:table-cell>
          <table:table-cell office:value-type="string">
            <text:p>Alimentación (pérdida del apetito, como con exceso, no tengo tiempo de comer)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0">
            <text:p>220</text:p>
          </table:table-cell>
          <table:table-cell office:value-type="string">
            <text:p>Fum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1">
            <text:p>221</text:p>
          </table:table-cell>
          <table:table-cell office:value-type="string">
            <text:p>Tomo calmant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2">
            <text:p>222</text:p>
          </table:table-cell>
          <table:table-cell office:value-type="string">
            <text:p>Tomo aspirina u otros analgésic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3">
            <text:p>223</text:p>
          </table:table-cell>
          <table:table-cell office:value-type="string">
            <text:p>Tomo otras drog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4">
            <text:p>224</text:p>
          </table:table-cell>
          <table:table-cell office:value-type="string">
            <text:p>Huyo de las relaciones estrech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5">
            <text:p>225</text:p>
          </table:table-cell>
          <table:table-cell office:value-type="string">
            <text:p>Critico, culpo o ridiculizo a los demá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6">
            <text:p>226</text:p>
          </table:table-cell>
          <table:table-cell office:value-type="string">
            <text:p>Me siento víctima, o que se aprovechan de mí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7">
            <text:p>227</text:p>
          </table:table-cell>
          <table:table-cell office:value-type="string">
            <text:p>Veo TV más de dos horas al dí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8">
            <text:p>228</text:p>
          </table:table-cell>
          <table:table-cell office:value-type="string">
            <text:p>Practico juegos de video o computador, o uso la internet (más de dos horas al día)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9">
            <text:p>229</text:p>
          </table:table-cell>
          <table:table-cell office:value-type="string">
            <text:p>Me fastidian las personas con quienes me encuentr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0">
            <text:p>230</text:p>
          </table:table-cell>
          <table:table-cell office:value-type="string">
            <text:p>Accidentes o herid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1">
            <text:p>231</text:p>
          </table:table-cell>
          <table:table-cell office:value-type="string">
            <text:p>Me cuesta trabajo concentrarme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2">
            <text:p>232</text:p>
          </table:table-cell>
          <table:table-cell office:value-type="string">
            <text:p>Me abruma el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3">
            <text:p>233</text:p>
          </table:table-cell>
          <table:table-cell office:value-type="string">
            <text:p>Me distraigo fáciment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4">
            <text:p>234</text:p>
          </table:table-cell>
          <table:table-cell office:value-type="string">
            <text:p>No puedo quitarme una cosa de la cabeza y estoy siempre preocup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5">
            <text:p>235</text:p>
          </table:table-cell>
          <table:table-cell office:value-type="string">
            <text:p>Me siento deprimido, desaletado o sin esperanz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6">
            <text:p>236</text:p>
          </table:table-cell>
          <table:table-cell office:value-type="string">
            <text:p>Me siento solo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7">
            <text:p>237</text:p>
          </table:table-cell>
          <table:table-cell office:value-type="string">
            <text:p>Pierdo la memor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8">
            <text:p>238</text:p>
          </table:table-cell>
          <table:table-cell office:value-type="string">
            <text:p>Me siento fatigado o abrum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9">
            <text:p>239</text:p>
          </table:table-cell>
          <table:table-cell office:value-type="string">
            <text:p>Me cuesta trabajo resolverme o tomar decisi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40">
            <text:p>240</text:p>
          </table:table-cell>
          <table:table-cell office:value-type="string">
            <text:p>Me cuesta trabajo empezar o tranquilizarm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</table:table>
      <table:table table:name="resumen" table:style-name="ta1">
        <table:table-column table:style-name="co5" table:default-cell-style-name="Default"/>
        <table:table-column table:style-name="co6" table:number-columns-repeated="21" table:default-cell-style-name="Default"/>
        <table:table-row table:style-name="ro2">
          <table:table-cell office:value-type="string">
            <text:p>Cuadro de CE</text:p>
          </table:table-cell>
          <table:table-cell table:number-columns-repeated="21"/>
        </table:table-row>
        <table:table-row table:style-name="ro10">
          <table:table-cell/>
          <table:table-cell table:style-name="ce9" office:value-type="string">
            <text:p>Sucesos de la vida</text:p>
          </table:table-cell>
          <table:table-cell table:style-name="ce9" office:value-type="string">
            <text:p>Presiones del trabajo</text:p>
          </table:table-cell>
          <table:table-cell table:style-name="ce9" office:value-type="string">
            <text:p>Presiones personales</text:p>
          </table:table-cell>
          <table:table-cell table:style-name="ce9" office:value-type="string">
            <text:p>Conciencia emocional de sí mismo</text:p>
          </table:table-cell>
          <table:table-cell table:style-name="ce9" office:value-type="string">
            <text:p>Expresión emocional</text:p>
          </table:table-cell>
          <table:table-cell table:style-name="ce9" office:value-type="string">
            <text:p>Conciencia emocional de otros</text:p>
          </table:table-cell>
          <table:table-cell table:style-name="ce9" office:value-type="string">
            <text:p>Intención</text:p>
          </table:table-cell>
          <table:table-cell table:style-name="ce9" office:value-type="string">
            <text:p>Creatividad</text:p>
          </table:table-cell>
          <table:table-cell table:style-name="ce9" office:value-type="string">
            <text:p>Elasticidad</text:p>
          </table:table-cell>
          <table:table-cell table:style-name="ce9" office:value-type="string">
            <text:p>Conexiones interpersonales</text:p>
          </table:table-cell>
          <table:table-cell table:style-name="ce9" office:value-type="string">
            <text:p>Descontento constructivo</text:p>
          </table:table-cell>
          <table:table-cell table:style-name="ce9" office:value-type="string">
            <text:p>Compasión</text:p>
          </table:table-cell>
          <table:table-cell table:style-name="ce9" office:value-type="string">
            <text:p>Perspectiva</text:p>
          </table:table-cell>
          <table:table-cell table:style-name="ce9" office:value-type="string">
            <text:p>Intuición</text:p>
          </table:table-cell>
          <table:table-cell table:style-name="ce9" office:value-type="string">
            <text:p>Radio de confianza</text:p>
          </table:table-cell>
          <table:table-cell table:style-name="ce9" office:value-type="string">
            <text:p>Poder personal</text:p>
          </table:table-cell>
          <table:table-cell table:style-name="ce9" office:value-type="string">
            <text:p>Integridad</text:p>
          </table:table-cell>
          <table:table-cell table:style-name="ce9" office:value-type="string">
            <text:p>Salud general</text:p>
          </table:table-cell>
          <table:table-cell table:style-name="ce9" office:value-type="string">
            <text:p>Calidad de vida</text:p>
          </table:table-cell>
          <table:table-cell table:style-name="ce9" office:value-type="string">
            <text:p>Conciente de relaciones</text:p>
          </table:table-cell>
          <table:table-cell table:style-name="ce9" office:value-type="string">
            <text:p>Óptimo rendimiento</text:p>
          </table:table-cell>
        </table:table-row>
        <table:table-row table:style-name="ro2">
          <table:table-cell table:style-name="ce8" office:value-type="string">
            <text:p>Puntaj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1">
            <text:p>21</text:p>
          </table:table-cell>
        </table:table-row>
        <table:table-row table:style-name="ro2">
          <table:table-cell office:value-type="string">
            <text:p>Óptimo</text:p>
          </table:table-cell>
          <table:table-cell table:number-columns-repeated="21"/>
        </table:table-row>
        <table:table-row table:style-name="ro2">
          <table:table-cell office:value-type="string">
            <text:p>Diestro</text:p>
          </table:table-cell>
          <table:table-cell table:number-columns-repeated="21"/>
        </table:table-row>
        <table:table-row table:style-name="ro5">
          <table:table-cell office:value-type="string">
            <text:p>Vulnerable</text:p>
          </table:table-cell>
          <table:table-cell table:number-columns-repeated="21"/>
        </table:table-row>
        <table:table-row table:style-name="ro2">
          <table:table-cell office:value-type="string">
            <text:p>Cautela</text:p>
          </table:table-cell>
          <table:table-cell table:number-columns-repeated="21"/>
        </table:table-row>
        <table:table-row table:style-name="ro2">
          <table:table-cell table:style-name="ce8" office:value-type="string">
            <text:p>Zona de rendimiento</text:p>
          </table:table-cell>
          <table:table-cell table:style-name="ce10" office:value-type="string" table:number-columns-spanned="3" table:number-rows-spanned="1">
            <text:p>Ambiente actual</text:p>
          </table:table-cell>
          <table:covered-table-cell table:number-columns-repeated="2" table:style-name="ce8"/>
          <table:table-cell table:style-name="ce8"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2">02/22/2012</text:date>, <text:time>17:4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2T14:43:09</meta:creation-date>
    <dc:date>2012-02-22T17:42:18</dc:date>
    <meta:editing-duration>PT2H59M12S</meta:editing-duration>
    <meta:editing-cycles>127</meta:editing-cycles>
    <meta:generator>LibreOffice/3.4$Unix LibreOffice_project/340m1$Build-402</meta:generator>
    <meta:document-statistic meta:table-count="2" meta:cell-count="1543" meta:object-count="0"/>
  </office:meta>
</office:document-meta>
</file>